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D00000044DFEA7A5FCC7F699A4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81d41a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81d41a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svg:x1="19.749cm" svg:y1="14.479cm" svg:x2="19.749cm" svg:y2="14.479cm" svg:d="M19749 14479z" svg:viewBox="0 0 1 1">
          <text:p/>
        </draw:connector>
        <draw:frame draw:style-name="gr2" draw:text-style-name="P1" draw:layer="layout" svg:width="18.999cm" svg:height="10.458cm" svg:x="1.001cm" svg:y="12.042cm">
          <draw:image xlink:href="Pictures/10000000000007D00000044DFEA7A5FCC7F699A4.jpg" xlink:type="simple" xlink:show="embed" xlink:actuate="onLoad" draw:mime-type="image/jpeg">
            <text:p/>
          </draw:image>
        </draw:frame>
        <draw:path draw:style-name="gr3" draw:text-style-name="P2" draw:layer="layout" svg:width="7.407cm" svg:height="4.698cm" svg:x="7.75cm" svg:y="12.301cm" svg:viewBox="0 0 7408 4699" svg:d="M681 4699c-179-579-760-831-672-1615 78-694 439-1255 807-1704 533-649 1352-945 2108-1256 552-227 1166-68 1749-89 536-19 1076 0 1614 0l538 179 538 493 45 45z">
          <text:p/>
        </draw:path>
        <draw:path draw:style-name="gr3" draw:text-style-name="P2" draw:layer="layout" svg:width="4.204cm" svg:height="5.851cm" svg:x="6.75cm" svg:y="11.398cm" svg:viewBox="0 0 4205 5852" svg:d="M1021 5852c-617-494-626-1248-852-1929-157-473-303-1046 45-1525 351-483 515-1105 942-1524 470-462 1046-987 1794-852l493 45 448 134 314 135z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3T16:11:57.590904853</meta:creation-date>
    <dc:date>2023-05-03T16:20:15.654271250</dc:date>
    <meta:editing-duration>PT8M22S</meta:editing-duration>
    <meta:editing-cycles>1</meta:editing-cycles>
    <meta:document-statistic meta:object-count="4"/>
    <meta:generator>LibreOffice/7.3.7.2$Linux_X86_64 LibreOffice_project/30$Build-2</meta:generator>
  </office:meta>
</office:document-meta>
</file>